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4B00000064085A71CE24BB87287.png" manifest:media-type="image/png"/>
  <manifest:file-entry manifest:full-path="Pictures/10000001000000BE000000BA42A49FF1A4C4638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8.999cm" svg:height="25.332cm" svg:x="1cm" svg:y="2.183cm">
          <draw:image xlink:href="Pictures/10000001000004B00000064085A71CE24BB87287.png" xlink:type="simple" xlink:show="embed" xlink:actuate="onLoad" draw:mime-type="image/png">
            <text:p/>
          </draw:image>
        </draw:frame>
        <draw:frame draw:style-name="gr1" draw:text-style-name="P1" draw:layer="layout" svg:width="5.026cm" svg:height="4.92cm" svg:x="14.75cm" svg:y="22.5cm">
          <draw:image xlink:href="Pictures/10000001000000BE000000BA42A49FF1A4C4638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08T17:42:01.649000000</dc:date>
    <meta:editing-duration>PT47S</meta:editing-duration>
    <meta:editing-cycles>2</meta:editing-cycles>
    <meta:generator>LibreOffice/7.5.2.2$Windows_X86_64 LibreOffice_project/53bb9681a964705cf672590721dbc85eb4d0c3a2</meta:generator>
    <meta:document-statistic meta:object-count="2"/>
  </office:meta>
</office:document-meta>
</file>